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3" style:parent-style-name="Normal" style:family="paragraph">
      <style:paragraph-properties fo:margin-bottom="0.1666in"/>
      <style:text-properties style:font-name="Times New Roman" style:font-name-asian="Times New Roman" style:font-name-complex="Times New Roman" style:rfc-language-tag-asian="es-ES_tradnl" style:language-asian="es"/>
    </style:style>
    <style:style style:name="P4" style:parent-style-name="Normal" style:family="paragraph">
      <style:paragraph-properties fo:text-align="end"/>
    </style:style>
    <style:style style:name="T5"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6" style:parent-style-name="Normal" style:family="paragraph">
      <style:paragraph-properties fo:margin-bottom="0.1666in"/>
      <style:text-properties style:font-name="Times New Roman" style:font-name-asian="Times New Roman" style:font-name-complex="Times New Roman" style:rfc-language-tag-asian="es-ES_tradnl" style:language-asian="es"/>
    </style:style>
    <style:style style:name="T7"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T8"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9" style:parent-style-name="Normal" style:family="paragraph">
      <style:paragraph-properties fo:margin-bottom="0.1666in"/>
      <style:text-properties style:font-name="Times New Roman" style:font-name-asian="Times New Roman" style:font-name-complex="Times New Roman" style:rfc-language-tag-asian="es-ES_tradnl" style:language-asian="es"/>
    </style:style>
    <style:style style:name="T10"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11" style:parent-style-name="Normal" style:family="paragraph">
      <style:text-properties style:font-name="Times New Roman" style:font-name-asian="Times New Roman" style:font-name-complex="Times New Roman" style:rfc-language-tag-asian="es-ES_tradnl" style:language-asian="es"/>
    </style:style>
    <style:style style:name="T12"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13" style:parent-style-name="Normal" style:family="paragraph">
      <style:paragraph-properties fo:margin-bottom="0.1666in"/>
      <style:text-properties style:font-name="Times New Roman" style:font-name-asian="Times New Roman" style:font-name-complex="Times New Roman" style:rfc-language-tag-asian="es-ES_tradnl" style:language-asian="es"/>
    </style:style>
    <style:style style:name="T14"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15" style:parent-style-name="Normal" style:family="paragraph">
      <style:text-properties style:font-name="Times New Roman" style:font-name-asian="Times New Roman" style:font-name-complex="Times New Roman" style:rfc-language-tag-asian="es-ES_tradnl" style:language-asian="es"/>
    </style:style>
    <style:style style:name="T16" style:parent-style-name="Fuentedepárrafopredeter." style:family="text">
      <style:text-properties style:font-name="Arial" style:font-name-asian="Times New Roman" style:font-name-complex="Arial" fo:color="#000000" fo:font-size="11pt" style:font-size-asian="11pt" style:font-size-complex="11pt" style:rfc-language-tag-asian="es-ES_tradnl" style:language-asian="es"/>
    </style:style>
    <style:style style:name="P17" style:parent-style-name="Normal" style:family="paragraph">
      <style:text-properties style:font-name="Times New Roman" style:font-name-asian="Times New Roman" style:font-name-complex="Times New Roman" style:rfc-language-tag-asian="es-ES_tradnl" style:language-asian="es"/>
    </style:style>
  </office:automatic-styles>
  <office:body>
    <office:text text:use-soft-page-breaks="true">
      <text:p text:style-name="P1"><text:bookmark-start text:name="_GoBack"/><text:bookmark-end text:name="_GoBack"/><text:span text:style-name="T2">CARTA DE PRESENTACIÓN (MODELO)</text:span></text:p>
      <text:p text:style-name="P3"/>
      <text:p text:style-name="P4"><text:span text:style-name="T5">Fecha y lugar</text:span></text:p>
      <text:p text:style-name="P6"><text:line-break/><text:line-break/><text:line-break/></text:p>
      <text:p text:style-name="Normal"><text:span text:style-name="T7">Consejo Editorial</text:span></text:p>
      <text:p text:style-name="Normal"><text:span text:style-name="T8">Revista Clínica HSJD</text:span></text:p>
      <text:p text:style-name="P9"><text:line-break/></text:p>
      <text:p text:style-name="Normal"><text:span text:style-name="T10">Estimadas personas editoras:</text:span></text:p>
      <text:p text:style-name="P11"/>
      <text:p text:style-name="Normal"><text:span text:style-name="T12">Por este medio hacemos llegar a ustedes nuestro artículo titulado “INSERTAR NOMBRE DEL ARTÍCULO” y aseguramos que todas las personas autoras estamos de acuerdo con su consideración para publicación en la Revista Clínica HSJD. Solicitamos su revisión ya que deseamos aportar en el campo de las ciencias médicas “INDICAR IMPORTANCIA DE SU ARTÍCULO, POR QUÉ ES NOVEDOSO Y PRINCIPALES HALLAZGOS”. Declaramos que no tenemos conflictos de interés en relación con esta publicación y que hemos cumplido normativas internacionales en relación a la bioética para la investigación científica. Este estudio no ha sido publicado previamente y no está siendo considerado para su publicación en otro medio. Compartimos los derechos para su publicación bajo licencia Creative Commons CC-BY-NC y nos apegamos a lo que indique este Consejo Editorial en cuanto a procedimiento, formato y decisión final de publicación. Cada una de las personas que elaboró este manuscrito lo hizo bajo el entendido de autoría del ICMJE. </text:span></text:p>
      <text:p text:style-name="P13"><text:line-break/></text:p>
      <text:p text:style-name="Normal"><text:span text:style-name="T14">Atentamente, </text:span></text:p>
      <text:p text:style-name="P15"/>
      <text:p text:style-name="Normal"><text:span text:style-name="T16">NOMBRE Y FIRMA DE CADA AUTOR(A)</text:span></text:p>
      <text:p text:style-name="P1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C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style:rfc-language-tag-asian="es-ES_tradnl" style:language-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013in" fo:page-height="11.001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aray Miranda Chacón</meta:initial-creator>
    <dc:creator>Zaray Miranda Chacón</dc:creator>
    <meta:creation-date>2021-05-07T17:56:00Z</meta:creation-date>
    <dc:date>2021-05-07T17:56:00Z</dc:date>
    <meta:template xlink:href="Normal.dotm" xlink:type="simple"/>
    <meta:editing-cycles>2</meta:editing-cycles>
    <meta:editing-duration>PT0S</meta:editing-duration>
    <meta:document-statistic meta:page-count="1" meta:paragraph-count="2" meta:word-count="180" meta:character-count="1172" meta:row-count="8" meta:non-whitespace-character-count="994"/>
  </office:meta>
</office:document-meta>
</file>